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CRODU+CMR9" svg:font-family="FCRODU+CMR9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start" style:justify-single-word="false" style:text-autospace="none">
        <style:tab-stops>
          <style:tab-stop style:position="7.091cm" style:type="char" style:char="."/>
          <style:tab-stop style:position="8.297cm"/>
          <style:tab-stop style:position="9.779cm"/>
          <style:tab-stop style:position="13.039cm"/>
          <style:tab-stop style:position="15.833cm"/>
          <style:tab-stop style:position="16.658cm"/>
        </style:tab-stops>
      </style:paragraph-properties>
      <style:text-properties style:font-name="Liberation Sans" fo:font-size="8pt" style:font-name-asian="FCRODU+CMR9" style:font-size-asian="9pt" style:font-name-complex="FCRODU+CMR9" style:font-size-complex="9pt"/>
    </style:style>
    <style:style style:name="P2" style:family="paragraph" style:parent-style-name="Standard">
      <style:paragraph-properties>
        <style:tab-stops>
          <style:tab-stop style:position="7.091cm" style:type="char" style:char="."/>
          <style:tab-stop style:position="8.297cm"/>
          <style:tab-stop style:position="9.779cm"/>
          <style:tab-stop style:position="13.039cm"/>
          <style:tab-stop style:position="15.833cm"/>
          <style:tab-stop style:position="16.658cm"/>
        </style:tab-stops>
      </style:paragraph-properties>
      <style:text-properties style:font-name="Liberation Sans" fo:font-size="8pt" style:font-name-asian="FCRODU+CMR9" style:font-size-asian="9pt" style:font-name-complex="FCRODU+CMR9" style:font-size-complex="9pt"/>
    </style:style>
    <style:style style:name="P3" style:family="paragraph" style:parent-style-name="Standard" style:list-style-name="">
      <style:paragraph-properties fo:text-align="start" style:justify-single-word="false" style:text-autospace="none">
        <style:tab-stops>
          <style:tab-stop style:position="7.091cm" style:type="char" style:char="."/>
          <style:tab-stop style:position="8.297cm"/>
          <style:tab-stop style:position="9.779cm"/>
          <style:tab-stop style:position="13.039cm"/>
          <style:tab-stop style:position="15.833cm"/>
          <style:tab-stop style:position="16.658cm"/>
        </style:tab-stops>
      </style:paragraph-properties>
      <style:text-properties style:font-name="Liberation Sans" fo:font-size="8pt" fo:background-color="#ffff00" style:font-name-asian="FCRODU+CMR9" style:font-size-asian="9pt" style:font-name-complex="FCRODU+CMR9" style:font-size-complex="9pt"/>
    </style:style>
    <style:style style:name="P4" style:family="paragraph" style:parent-style-name="Standard">
      <style:paragraph-properties>
        <style:tab-stops>
          <style:tab-stop style:position="7.091cm" style:type="char" style:char="."/>
          <style:tab-stop style:position="8.297cm"/>
          <style:tab-stop style:position="9.779cm"/>
          <style:tab-stop style:position="13.039cm"/>
          <style:tab-stop style:position="15.833cm"/>
          <style:tab-stop style:position="16.658cm"/>
        </style:tab-stops>
      </style:paragraph-properties>
      <style:text-properties style:font-name="Liberation Sans" fo:font-size="8pt" fo:background-color="#ffff00"/>
    </style:style>
    <style:style style:name="P5" style:family="paragraph" style:parent-style-name="Standard">
      <style:paragraph-properties>
        <style:tab-stops>
          <style:tab-stop style:position="7.091cm" style:type="char" style:char="."/>
          <style:tab-stop style:position="8.297cm"/>
          <style:tab-stop style:position="9.779cm"/>
          <style:tab-stop style:position="13.039cm"/>
          <style:tab-stop style:position="15.833cm"/>
          <style:tab-stop style:position="16.658cm"/>
        </style:tab-stops>
      </style:paragraph-properties>
      <style:text-properties style:font-name="Liberation Sans" fo:font-size="8pt" fo:background-color="#ffff00"/>
    </style:style>
    <style:style style:name="P6" style:family="paragraph" style:parent-style-name="Standard">
      <style:paragraph-properties>
        <style:tab-stops>
          <style:tab-stop style:position="7.091cm" style:type="char" style:char="."/>
          <style:tab-stop style:position="8.297cm"/>
          <style:tab-stop style:position="9.779cm"/>
          <style:tab-stop style:position="13.039cm"/>
          <style:tab-stop style:position="15.833cm"/>
          <style:tab-stop style:position="16.658cm"/>
        </style:tab-stops>
      </style:paragraph-properties>
      <style:text-properties style:font-name="Liberation Sans" fo:font-size="8pt"/>
    </style:style>
    <style:style style:name="P7" style:family="paragraph" style:parent-style-name="Standard" style:list-style-name="">
      <style:paragraph-properties style:text-autospace="none">
        <style:tab-stops>
          <style:tab-stop style:position="7.091cm" style:type="char" style:char="."/>
          <style:tab-stop style:position="8.297cm"/>
          <style:tab-stop style:position="9.779cm"/>
          <style:tab-stop style:position="13.039cm"/>
          <style:tab-stop style:position="15.833cm"/>
          <style:tab-stop style:position="16.658cm"/>
        </style:tab-stops>
      </style:paragraph-properties>
      <style:text-properties style:font-name="Liberation Sans" fo:font-size="8pt"/>
    </style:style>
    <style:style style:name="P8" style:family="paragraph" style:parent-style-name="Standard">
      <style:paragraph-properties>
        <style:tab-stops>
          <style:tab-stop style:position="7.091cm" style:type="char" style:char="."/>
          <style:tab-stop style:position="8.297cm"/>
          <style:tab-stop style:position="9.779cm"/>
          <style:tab-stop style:position="13.039cm"/>
          <style:tab-stop style:position="15.833cm"/>
          <style:tab-stop style:position="16.658cm"/>
        </style:tab-stops>
      </style:paragraph-properties>
      <style:text-properties style:font-name="Liberation Sans" fo:font-size="8pt" style:text-underline-style="solid" style:text-underline-width="auto" style:text-underline-color="font-color" fo:font-weight="bold" style:font-weight-asian="bold" style:font-weight-complex="bold"/>
    </style:style>
    <style:style style:name="P9" style:family="paragraph" style:parent-style-name="Standard">
      <style:paragraph-properties>
        <style:tab-stops>
          <style:tab-stop style:position="7.091cm" style:type="char" style:char="."/>
          <style:tab-stop style:position="8.297cm"/>
          <style:tab-stop style:position="9.779cm"/>
          <style:tab-stop style:position="13.039cm"/>
          <style:tab-stop style:position="15.833cm"/>
          <style:tab-stop style:position="16.658cm"/>
        </style:tab-stops>
      </style:paragraph-properties>
      <style:text-properties style:font-name="Liberation Sans" fo:font-size="8pt"/>
    </style:style>
    <style:style style:name="T1" style:family="text">
      <style:text-properties fo:background-color="#ffff00"/>
    </style:style>
    <style:style style:name="T2" style:family="text">
      <style:text-properties style:font-name-asian="FCRODU+CMR9" style:font-size-asian="9pt" style:font-name-complex="FCRODU+CMR9" style:font-size-complex="9pt"/>
    </style:style>
    <style:style style:name="T3" style:family="text">
      <style:text-properties style:font-name="Liberation Sans" fo:font-size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Name <text:tab/>RT <text:tab/>MW <text:tab/>integrated framents <text:tab/>Origin<text:tab/> Type <text:s text:c="8"/></text:p>
      <text:p text:style-name="P1">Guaiacol <text:tab/>18.87<text:tab/>124 <text:tab/>109+124 <text:tab/>Lignin <text:tab/>Guaiacyl</text:p>
      <text:p text:style-name="P1">Methylguaiacol <text:tab/>20.32 <text:tab/>138 <text:tab/>123+138 <text:tab/>Lignin <text:tab/>Guaiacyl</text:p>
      <text:p text:style-name="P1">Ethylguaiacol <text:tab/>21.40 <text:tab/>152 <text:tab/>137+152 <text:tab/>Lignin <text:tab/>Guaiacyl</text:p>
      <text:p text:style-name="P1">Propenylguaiacol <text:tab/>23.29 <text:tab/>164 <text:tab/>149+164 <text:tab/>Lignin <text:tab/>Guaiacyl</text:p>
      <text:p text:style-name="P1">Vinylguaiacol <text:tab/>23.69 <text:tab/>150 <text:tab/>135+150 <text:tab/>Lignin <text:tab/>Guaiacyl</text:p>
      <text:p text:style-name="P1">Propenylguaiacol <text:tab/>24.48 <text:tab/>164 <text:tab/>149+164 <text:tab/>Lignin <text:tab/>Guaiacyl</text:p>
      <text:p text:style-name="P1">Syringol <text:tab/>24.58 <text:tab/>154 <text:tab/>139+154 <text:tab/>Lignin <text:tab/>Syringyl</text:p>
      <text:p text:style-name="P1">Propenylguaiacol <text:tab/>25.66 <text:tab/>164 <text:tab/>149+164 <text:tab/>Lignin <text:tab/>Guaiacyl</text:p>
      <text:p text:style-name="P1">Methylsyringol <text:tab/>25.67 <text:tab/>168 <text:tab/>153+168 <text:tab/>Lignin <text:tab/>Syringyl</text:p>
      <text:p text:style-name="P1">Ethylsysringol <text:tab/>26.39 <text:tab/>182 <text:tab/>167+182 <text:tab/>Lignin <text:tab/>Syringyl</text:p>
      <text:p text:style-name="P1">Propenylsyringol <text:tab/>27.97 <text:tab/>194 <text:tab/>179+194 <text:tab/>Lignin <text:tab/>Syringyl</text:p>
      <text:p text:style-name="P1">Vinylsyringol <text:tab/>28.37 <text:tab/>180 <text:tab/>165+180 <text:tab/>Lignin <text:tab/>Syringyl</text:p>
      <text:p text:style-name="P1">Guaiacolaldehyde <text:tab/>28.40 <text:tab/>152 <text:tab/>109+152 <text:tab/>Lignin <text:tab/>Guaiacyl</text:p>
      <text:p text:style-name="P1">Propylguaiacol <text:tab/>28.72 <text:tab/>166 <text:tab/>137+166 <text:tab/>Lignin <text:tab/>Guaiacyl</text:p>
      <text:p text:style-name="P1">Oxo-hydroxy-etylguaiacol <text:tab/>28.77 <text:tab/>182 <text:tab/>182 <text:tab/>Lignin <text:tab/>Guaiacyl</text:p>
      <text:p text:style-name="P1">Propenylsyringol <text:tab/>28.91 <text:tab/>194 <text:tab/>179+194 <text:tab/>Lignin <text:tab/>Syringyl</text:p>
      <text:p text:style-name="P1">Oxo-ethylguaiacol <text:tab/>29.20 <text:tab/>166 <text:tab/>151+166 <text:tab/>Lignin <text:tab/>Guaiacyl</text:p>
      <text:p text:style-name="P1">Oxo-propylguaiacol <text:tab/>29.36 <text:tab/>180 <text:tab/>137+180 <text:tab/>Lignin <text:tab/>Guaiacyl</text:p>
      <text:p text:style-name="P1">Propenylsyringol <text:tab/>30.16 <text:tab/>194<text:tab/>194+179 <text:tab/>Lignin <text:tab/>Syringyl</text:p>
      <text:p text:style-name="P1">Syringolaldehyde <text:tab/>32.68 <text:tab/>182<text:tab/>139+182 <text:tab/>Lignin <text:tab/>Syringyl</text:p>
      <text:p text:style-name="P1">Oxo-hydroxy-ethylsyringol<text:tab/>32.80 <text:tab/>212 <text:tab/>212 <text:tab/>Lignin <text:tab/>Syringyl</text:p>
      <text:p text:style-name="P1">Guaiacolacetic acid <text:tab/>32.88 <text:tab/>182 <text:tab/>137+182 <text:tab/>Lignin <text:tab/>Guaiacyl</text:p>
      <text:p text:style-name="P1">Propylsyringol <text:tab/>33.15 <text:tab/>196 <text:tab/>181+196 <text:tab/>Lignin <text:tab/>Syringyl</text:p>
      <text:p text:style-name="P1">Oxo-propylsyringol <text:tab/>33.32 <text:tab/>210 <text:tab/>167+210 <text:tab/>Lignin <text:tab/>Syringyl</text:p>
      <text:p text:style-name="P1">Oxopropenylguaiacol <text:tab/>35.30 <text:tab/>178 <text:tab/>135+178 <text:tab/>Lignin <text:tab/>Guaiacyl</text:p>
      <text:p text:style-name="P1">Hydroxypropenylguaiacol <text:tab/>37.10 <text:tab/>180 <text:tab/>137+180 <text:tab/>Lignin <text:tab/>Guaiacyl</text:p>
      <text:p text:style-name="P1">Syringolacetic acid <text:tab/>38.78 <text:tab/>212 <text:tab/>212 <text:tab/>Lignin <text:tab/>Syringyl</text:p>
      <text:p text:style-name="P1">Oxo-propenylsyringol <text:tab/>43.06 <text:tab/>208 <text:tab/>165+208 <text:tab/>Lignin <text:tab/>Syringyl</text:p>
      <text:p text:style-name="P1"/>
      <text:p text:style-name="P1">Phenol <text:tab/>21.02 <text:tab/>94 <text:tab/>65+66+94 <text:tab/><text:tab/>Phenolic</text:p>
      <text:p text:style-name="P1">4-Methylphenol <text:tab/>22.11 <text:tab/>108 <text:tab/>107+108 <text:tab/><text:tab/>Phenolic</text:p>
      <text:p text:style-name="P1">3-Methylphenol <text:tab/>22.22 <text:tab/>108 <text:tab/>107+108 <text:tab/><text:tab/>Phenolic</text:p>
      <text:p text:style-name="P1">Ethylphenol <text:tab/>23.38 <text:tab/>122 <text:tab/>107+122 <text:tab/><text:tab/>Phenolic</text:p>
      <text:p text:style-name="P1">Propenylphenol <text:tab/>26.93 <text:tab/>134 <text:tab/>133+134 <text:tab/><text:tab/>Phenolic</text:p>
      <text:p text:style-name="P1">Propenylphenol <text:tab/>27.76 <text:tab/>134 <text:tab/>133+134 <text:tab/><text:tab/>Phenolic</text:p>
      <text:p text:style-name="P1">Propylphenol <text:tab/>31.11 <text:tab/>136 <text:tab/>151+166 <text:tab/><text:tab/>Phenolic</text:p>
      <text:p text:style-name="P1">Butylphenol <text:tab/>31.86 <text:tab/>150 <text:tab/>107+150 <text:tab/><text:tab/>Phenolic</text:p>
      <text:p text:style-name="P1">4-Hydroxybenzaldehyde <text:tab/>32.70 <text:tab/>122 <text:tab/>121+122 <text:tab/><text:tab/>Phenolic</text:p>
      <text:p text:style-name="P7"><text:span text:style-name="T2">Hydroquinone <text:tab/>33.40 <text:tab/>110 <text:tab/>81+110 <text:tab/><text:tab/>Phenolic</text:span></text:p>
      <text:p text:style-name="P2"/>
      <text:p text:style-name="P2">Acetaldehyde <text:tab/>2.06 <text:tab/>44 <text:tab/>29+44 <text:tab/>Carbohydrates</text:p>
      <text:p text:style-name="P1">Furan <text:tab/>2.35 <text:tab/>68 <text:tab/>39+68 <text:tab/>Carbohydrates <text:tab/>Furan</text:p>
      <text:p text:style-name="P1">Methylfuran <text:tab/>2.74 <text:tab/>82 <text:tab/>81+82 <text:tab/>Carbohydrates <text:tab/>Furan</text:p>
      <text:p text:style-name="P1">Methylfuran <text:tab/>2.91 <text:tab/>82 <text:tab/>81+82 <text:tab/>Carbohydrates <text:tab/>Furan</text:p>
      <text:p text:style-name="P1">Dimethylfuran <text:tab/>3.43 <text:tab/>96 <text:tab/>95+96 <text:tab/>Carbohydrates <text:tab/>Furan</text:p>
      <text:p text:style-name="P1">Dimethylfuran <text:tab/>3.66 <text:tab/>96 <text:tab/>95+96 <text:tab/>Carbohydrates <text:tab/>Furan</text:p>
      <text:p text:style-name="P1">Vinylfuran <text:tab/>5.01 <text:tab/>94 <text:tab/>65+94 <text:tab/>Carbohydrates <text:tab/>Furan</text:p>
      <text:p text:style-name="P1">Unknown furan <text:tab/>6.36 <text:tab/>108 <text:tab/>107+108 <text:tab/>Carbohydrates <text:tab/>Furan</text:p>
      <text:p text:style-name="P1">Cyclopentanone <text:tab/>6.99 <text:tab/>105 <text:tab/>84+105 <text:tab/>Carbohydrates <text:tab/>Cyclopentenone</text:p>
      <text:p text:style-name="P1">Methylfuran <text:tab/>7.62 <text:tab/>82 5<text:tab/>3+82+83 <text:tab/>Carbohydrates <text:tab/>Furan</text:p>
      <text:p text:style-name="P1">2-Oxopropanoic acid, methylester <text:tab/>7.92 <text:tab/>102 <text:tab/>43+102 <text:tab/>Carbohydrates</text:p>
      <text:p text:style-name="P1">1-Hydroxypropanone <text:tab/>9.24 <text:tab/>74 <text:tab/>43 <text:tab/>Carbohydrates</text:p>
      <text:p text:style-name="P1">2-Cyclopenten-1-one <text:tab/>10.26 <text:tab/>82 <text:tab/>53+54+52 <text:tab/>Carbohydrates <text:tab/>Cyclopentenone</text:p>
      <text:p text:style-name="P1"><text:soft-page-break/>2-Methyl-2-cyclopenten-1-one <text:tab/>10.51 <text:tab/>96 <text:tab/>53+96 <text:tab/>Carbohydrates <text:tab/>Cyclopentenone</text:p>
      <text:p text:style-name="P1">1-Hydroxy-2-propanone <text:tab/>10.69 <text:tab/>88 <text:tab/>57+88 <text:tab/>Carbohydrates <text:tab/>Cyclopentenone</text:p>
      <text:p text:style-name="P1">Unknown compound<text:tab/>11.38 <text:tab/>unk<text:tab/>65+66+94 <text:tab/>Carbohydrates</text:p>
      <text:p text:style-name="P1">3-Furaldehyd <text:tab/>11.57 <text:tab/>96 <text:tab/>95+96 <text:tab/>Carbohydrates <text:tab/>Furan</text:p>
      <text:p text:style-name="P1">2(5H)Furanon <text:tab/>11.69 <text:tab/>98 <text:tab/>55+98 <text:tab/>Carbohydrates <text:tab/>Furan</text:p>
      <text:p text:style-name="P1">Propanoic acid, methylester <text:tab/>12.10 <text:tab/>102 <text:tab/>43+102 <text:tab/>Carbohydrates</text:p>
      <text:p text:style-name="P1">2-Furaldehyd <text:tab/>12.22 <text:tab/>96 <text:tab/>95+96 <text:tab/>Carbohydrates <text:tab/>Furan</text:p>
      <text:p text:style-name="P1">Acetylfuran <text:tab/>12.99 <text:tab/>110 <text:tab/>95+110 <text:tab/>Carbohydrates <text:tab/>Cyclopentenone</text:p>
      <text:p text:style-name="P1">3-Methyl-cyclopentanone <text:tab/>13.31 <text:tab/>96 <text:tab/>67+96 <text:tab/>Carbohydrates <text:tab/>Cyclopentenone</text:p>
      <text:p text:style-name="P1">Dimethylcyclopentenone <text:tab/>13.69 <text:tab/>110 <text:tab/>67+95+110 <text:tab/>Carbohydrates <text:tab/>Cyclopentenone</text:p>
      <text:p text:style-name="P1">5-Methyl-2-furancarboxaldehyde <text:tab/>14.23 <text:tab/>110 <text:tab/>109+110 <text:tab/>Carbohydrates <text:tab/>Furan</text:p>
      <text:p text:style-name="P1">2-Cyclopenten-1,4-dione <text:tab/>14.44 <text:tab/>96 <text:tab/>54+68+96 <text:tab/>Carbohydrates <text:tab/>Cyclopentenone</text:p>
      <text:p text:style-name="P1">Butyrolactone <text:tab/>15.22 <text:tab/><text:tab/>86 56+86 <text:tab/>Carbohydrates</text:p>
      <text:p text:style-name="P3">Unknown compound<text:tab/>15.56 <text:tab/><text:tab/><text:tab/>Carbohydrates</text:p>
      <text:p text:style-name="P1">Furanmethanol <text:tab/>15.61 <text:tab/>98 <text:tab/>98 <text:tab/>Carbohydrates <text:tab/>Cyclopentenone</text:p>
      <text:p text:style-name="P1">5-Methyl-2(5H)-furanone <text:tab/>16.06 <text:tab/>98 <text:tab/>55+98 <text:tab/>Carbohydrates <text:tab/>Furan</text:p>
      <text:p text:style-name="P1">Unknown compound<text:tab/>16.17 <text:tab/>unk <text:tab/>110 <text:tab/>Carbohydrates</text:p>
      <text:p text:style-name="P1">1,2-Cylopentandione <text:tab/>17.51 <text:tab/>98 <text:tab/>55+98 <text:tab/>Carbohydrates <text:tab/>Cyclopentenone</text:p>
      <text:p text:style-name="P1">Unknown compound <text:tab/>17.67 <text:tab/>unk <text:tab/>42+70 <text:tab/>Carbohydrates</text:p>
      <text:p text:style-name="P1">2-Hydroxy-3-methyl-2-cyclopenten-1-one<text:tab/>18.14 <text:tab/>98 <text:tab/>98 <text:tab/>Carbohydrates <text:tab/>Cyclopentenone</text:p>
      <text:p text:style-name="P1">3-Methy-l1,2-cyclopentanedione <text:tab/>18.42 <text:tab/>112 <text:tab/>69+11<text:tab/>Carbohydrates <text:tab/>Cyclopentenone</text:p>
      <text:p text:style-name="P1">Unknown compound<text:tab/>19.06 <text:tab/><text:tab/>58+86+114 <text:tab/>Carbohydrates</text:p>
      <text:p text:style-name="P1">Unknown compound<text:tab/>19.35 <text:tab/><text:tab/>98+126 <text:tab/>Carbohydrates</text:p>
      <text:p text:style-name="P1">Unknown compound<text:tab/>21.77 <text:tab/><text:tab/>116 <text:tab/>Carbohydrates</text:p>
      <text:p text:style-name="P1">Unknown compound<text:tab/>22.33 <text:tab/><text:tab/>44 <text:tab/>Carbohydrates</text:p>
      <text:p text:style-name="P1">Unknown compound<text:tab/>26.18 <text:tab/><text:tab/>57+69 <text:tab/>Carbohydrates</text:p>
      <text:p text:style-name="P1">5-Hydroxymethylfuran-1-carboxaldehyde<text:tab/>27.51 <text:tab/>126 <text:tab/>97+126 <text:tab/>Carbohydrates <text:tab/>Furan</text:p>
      <text:p text:style-name="P1">Unknown compound<text:tab/>31.67 <text:tab/><text:tab/>73+135 <text:tab/>Carbohydrates</text:p>
      <text:p text:style-name="P7"><text:span text:style-name="T2">Laevoglucosan <text:tab/>40.44 <text:tab/>172 <text:tab/>60+73 <text:tab/>Carbohydrates</text:span></text:p>
      <text:p text:style-name="P7"><text:line-break/>25:0 Alkan<text:tab/> 27.74 <text:tab/>352<text:tab/>57+71<text:tab/>aliphatic<text:tab/> Alkan</text:p>
      <text:p text:style-name="P6">25:1 Alken<text:tab/> 28.34<text:tab/>350<text:tab/>57+69<text:tab/>aliphatic<text:tab/> Alken</text:p>
      <text:p text:style-name="P6">27:0 Alkan<text:tab/> 30.04<text:tab/>380<text:tab/>57+67<text:tab/>aliphatic<text:tab/> Alkan</text:p>
      <text:p text:style-name="P6">27:1 Alken<text:tab/> 30.63<text:tab/>378<text:tab/>57+65<text:tab/>aliphatic<text:tab/> Alken</text:p>
      <text:p text:style-name="P6">29:0 Alkan<text:tab/> 32.20<text:tab/>408<text:tab/>57+63<text:tab/>aliphatic<text:tab/> Alkan</text:p>
      <text:p text:style-name="P6">29:1 Alken<text:tab/> 32.82<text:tab/>406<text:tab/>57+61<text:tab/>aliphatic<text:tab/> Alken</text:p>
      <text:p text:style-name="P6"/>
      <text:p text:style-name="P4">Myristic acid (14:0)<text:tab/> 2.35<text:tab/>68<text:tab/>60+74<text:tab/>Lipid<text:tab/> Fatty Acid</text:p>
      <text:p text:style-name="P4">Palmitic acid (16:0)<text:tab/> 2.74<text:tab/>82<text:tab/>60+74<text:tab/>Lipid<text:tab/> Fatty Acid</text:p>
      <text:p text:style-name="P4">Stearuc acid (18:0)<text:tab/> 2.91<text:tab/>82<text:tab/>60+74<text:tab/>Lipid<text:tab/> Fatty Acid</text:p>
      <text:p text:style-name="P4"/>
      <text:p text:style-name="P6">N-methyl-pyrrol<text:tab/> 6.15<text:tab/>81<text:tab/>80+81<text:tab/>Protein<text:tab/> Pyrrol</text:p>
      <text:p text:style-name="P6">Pyridine<text:tab/> 6.90<text:tab/>95<text:tab/>52+79+95<text:tab/>Protein<text:tab/> Pyridine</text:p>
      <text:p text:style-name="P6">Methylpyridine<text:tab/> 7.50<text:tab/>93<text:tab/>66+92+93<text:tab/>Protein<text:tab/> Pyridine</text:p>
      <text:p text:style-name="P6">Methylpyridine<text:tab/> 7.54<text:tab/>93<text:tab/>66+92+93<text:tab/>Protein<text:tab/> Pyridine</text:p>
      <text:p text:style-name="P6">methylpyridine<text:tab/> 9.02<text:tab/>93<text:tab/>66+93<text:tab/>Protein<text:tab/> Pyridine</text:p>
      <text:p text:style-name="P6">Pyrrol<text:tab/> 13.11<text:tab/>67<text:tab/>39+41+67<text:tab/>Protein<text:tab/> Pyrrol</text:p>
      <text:p text:style-name="P6">Methylpyrrol<text:tab/> 13.81<text:tab/>81<text:tab/>80+81<text:tab/>Protein<text:tab/> Pyrrol</text:p>
      <text:p text:style-name="P6">Methylpyrro<text:tab/> 14.10<text:tab/>81<text:tab/>80+81<text:tab/>Protein<text:tab/> Pyrrol</text:p>
      <text:p text:style-name="P6">3-Hydroxypyridine<text:tab/> 26.52<text:tab/>95<text:tab/>67+95<text:tab/>Protein<text:tab/> Pyridine</text:p>
      <text:p text:style-name="P6">Indole<text:tab/> 26.85<text:tab/>117<text:tab/>89+117<text:tab/>Protein<text:tab/> Indole</text:p>
      <text:p text:style-name="P6">Methylindole<text:tab/> 27.42<text:tab/>131<text:tab/>130+131<text:tab/>Protein<text:tab/> Indole</text:p>
      <text:p text:style-name="P6"/>
      <text:p text:style-name="P6">Toluene<text:tab/> 4.54<text:tab/>92<text:tab/>91+92<text:tab/><text:tab/> Aromatic<text:tab/></text:p>
      <text:p text:style-name="P6"><text:soft-page-break/>Xylene<text:tab/> 5.94<text:tab/>106<text:tab/>91+105+106<text:tab/> <text:tab/>Aromatic<text:tab/></text:p>
      <text:p text:style-name="P6">Xylene<text:tab/> 6.09<text:tab/>106<text:tab/>91+105+106<text:tab/> <text:tab/>Aromatic<text:tab/></text:p>
      <text:p text:style-name="P6">Xylene<text:tab/> 6.20<text:tab/>106<text:tab/>91+105+106<text:tab/> <text:tab/>Aromatic</text:p>
      <text:p text:style-name="P4">Xylene<text:tab/> 6.99<text:tab/>105?<text:tab/>84+105?<text:tab/><text:tab/>Aromatic</text:p>
      <text:p text:style-name="P6">Methoxytoluene<text:tab/> 11.78<text:tab/>122<text:tab/>121+122<text:tab/><text:tab/> Aromatic<text:tab/></text:p>
      <text:p text:style-name="P6">Indene<text:tab/> 12.64<text:tab/>116<text:tab/>115+116<text:tab/><text:tab/> Aromatic<text:tab/></text:p>
      <text:p text:style-name="P6">Benzaldehyde<text:tab/> 13.35<text:tab/>106<text:tab/>77+106<text:tab/><text:tab/> Aromatic</text:p>
      <text:p text:style-name="P6">Dihydrobenzofuran<text:tab/> 26.19<text:tab/>120<text:tab/>91+119+120<text:tab/><text:tab/> Aromatic</text:p>
      <text:p text:style-name="P6"/>
      <text:p text:style-name="P6">Limonene<text:tab/> 7.22<text:tab/>136<text:tab/>93<text:tab/><text:tab/> Terpene<text:tab/></text:p>
      <text:p text:style-name="P6">Phytol<text:tab/> 20.00<text:tab/>276 <text:tab/>95+123<text:tab/> Chlorophyll<text:tab/> Terpene</text:p>
      <text:p text:style-name="P6"/>
      <text:p text:style-name="P6">Aceton<text:tab/> 2.46<text:tab/> 58<text:tab/>43<text:tab/></text:p>
      <text:p text:style-name="P6">2-Propenal<text:tab/> 2.60<text:tab/> 56<text:tab/>55+56</text:p>
      <text:p text:style-name="P6">Methanol<text:tab/> 2.88<text:tab/> 32<text:tab/>29+31+32</text:p>
      <text:p text:style-name="P6">3-Buten-2-one<text:tab/> 3.39<text:tab/> 70<text:tab/>55+70</text:p>
      <text:p text:style-name="P6">2,3-Butandione<text:tab/> 3.67<text:tab/> 86<text:tab/>69+86</text:p>
      <text:p text:style-name="P6">3-Penten-2-one<text:tab/> 3.89<text:tab/> 86<text:tab/>69+86<text:tab/></text:p>
      <text:p text:style-name="P6">2-Butanal<text:tab/> 4.56<text:tab/> 70<text:tab/>69+70</text:p>
      <text:p text:style-name="P6">2,3-Pentadione<text:tab/> 4.77<text:tab/> 100<text:tab/>57+100</text:p>
      <text:p text:style-name="P6">Hexabnal<text:tab/> 5.16<text:tab/> 82<text:tab/>56+72+82</text:p>
      <text:p text:style-name="P6">1-Penten-3-one<text:tab/> 11.28<text:tab/> 84<text:tab/>55+84</text:p>
      <text:p text:style-name="P6">Hexan-2,4-dion<text:tab/> 23.92<text:tab/> 114<text:tab/>56+84+114</text:p>
      <text:p text:style-name="P6">Unknown compound<text:tab/> 15.98<text:tab/> <text:tab/>119+134<text:tab/></text:p>
      <text:p text:style-name="P6">Unknown compound<text:tab/> 20.8<text:tab/> <text:tab/>81<text:tab/></text:p>
      <text:p text:style-name="P6">Unknown compound<text:tab/> 20.86<text:tab/> <text:tab/>82+95</text:p>
      <text:p text:style-name="P6">Unknown compound<text:tab/> 22.43<text:tab/><text:tab/>98+128</text:p>
      <text:p text:style-name="P6">Unknown aliphatic compound<text:tab/> 22.82<text:tab/> <text:tab/>58+71</text:p>
      <text:p text:style-name="P6">Unknown compound<text:tab/> 27.76<text:tab/><text:tab/>13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CRODU+CMR9" svg:font-family="FCRODU+CMR9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kas Kohl</meta:initial-creator>
    <meta:creation-date>2012-06-24T22:14:39</meta:creation-date>
    <dc:date>2012-06-25T14:19:35</dc:date>
    <dc:creator>Lukas Kohl</dc:creator>
    <meta:editing-duration>PT15H55M30S</meta:editing-duration>
    <meta:editing-cycles>9</meta:editing-cycles>
    <meta:generator>LibreOffice/3.5$Linux_x86 LibreOffice_project/350m1$Build-2</meta:generator>
    <meta:document-statistic meta:table-count="0" meta:image-count="0" meta:object-count="0" meta:page-count="3" meta:paragraph-count="129" meta:word-count="731" meta:character-count="6307" meta:non-whitespace-character-count="5202"/>
  </office:meta>
</office:document-meta>
</file>